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2.9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5.62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100f0d"/>
    </style:style>
    <style:style style:name="gr4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74cm" fo:min-width="8.815cm" fo:padding-top="0.117cm" fo:padding-bottom="0.117cm" fo:padding-left="0.237cm" fo:padding-right="0.237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4cm" fo:min-width="10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176cm" svg:stroke-color="#f4f4f4" draw:stroke-linejoin="miter" svg:stroke-linecap="butt" draw:fill="none" fo:padding-top="0.088cm" fo:padding-bottom="0.088cm" fo:padding-left="0.088cm" fo:padding-right="0.088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1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0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6.8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9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0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6.86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9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4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3pt" style:font-size-asian="23pt" style:font-size-complex="23pt"/>
    </style:style>
    <style:style style:name="P3" style:family="paragraph">
      <loext:graphic-properties draw:fill="solid" draw:fill-color="#100f0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808080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text-properties fo:font-size="8.5pt" style:font-size-asian="8.5pt" style:font-size-complex="8.5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style:font-name="CenturyGothic" fo:font-size="23pt" fo:font-weight="bold" style:font-size-asian="23pt" style:font-name-complex="CenturyGothic" style:font-size-complex="23pt" style:font-weight-complex="bold"/>
    </style:style>
    <style:style style:name="T2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6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7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8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9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10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11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12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13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83">
        <draw:frame draw:style-name="gr1" draw:text-style-name="P2" draw:layer="layout" svg:width="2.902cm" svg:height="0.946cm" svg:x="5.038cm" svg:y="17.358cm">
          <draw:text-box>
            <text:p text:style-name="P1"><text:span text:style-name="T1">Oyun</text:span></text:p>
          </draw:text-box>
        </draw:frame>
        <draw:frame draw:style-name="gr2" draw:text-style-name="P2" draw:layer="layout" svg:width="5.62cm" svg:height="0.946cm" svg:x="5.038cm" svg:y="18.262cm">
          <draw:text-box>
            <text:p text:style-name="P1"><text:span text:style-name="T1">Animasyonu</text:span></text:p>
          </draw:text-box>
        </draw:frame>
        <draw:path draw:style-name="gr3" draw:text-style-name="P3" draw:layer="layout" svg:width="1.242cm" svg:height="1.228cm" svg:x="6.245cm" svg:y="6.107cm" svg:viewBox="0 0 1243 1229" svg:d="M622 1229c-344 0-622-277-622-617 0-337 278-612 622-612 343 0 621 275 621 612 0 340-278 617-621 617z">
          <text:p/>
        </draw:path>
        <draw:line draw:style-name="gr4" draw:text-style-name="P4" draw:layer="layout" svg:x1="2.853cm" svg:y1="8.926cm" svg:x2="8.518cm" svg:y2="8.926cm">
          <text:p/>
        </draw:line>
        <draw:line draw:style-name="gr4" draw:text-style-name="P4" draw:layer="layout" svg:x1="12.246cm" svg:y1="15.944cm" svg:x2="17.422cm" svg:y2="13.639cm">
          <text:p/>
        </draw:line>
        <draw:polygon draw:style-name="gr5" draw:text-style-name="P5" draw:layer="layout" svg:width="1.192cm" svg:height="0.997cm" svg:x="8.218cm" svg:y="8.419cm" svg:viewBox="0 0 1193 998" draw:points="365,998 743,621 0,621 0,380 745,380 366,0 695,0 1193,499 695,998">
          <text:p/>
        </draw:polygon>
        <draw:polygon draw:style-name="gr5" draw:text-style-name="P5" draw:layer="layout" svg:width="1.138cm" svg:height="1.045cm" svg:x="17.094cm" svg:y="13.016cm" svg:viewBox="0 0 1139 1046" draw:points="586,1046 777,548 99,850 0,629 682,327 180,135 481,0 1139,254 887,911">
          <text:p/>
        </draw:polygon>
        <draw:polygon draw:style-name="gr5" draw:text-style-name="P5" draw:layer="layout" svg:width="1.193cm" svg:height="0.997cm" svg:x="2.613cm" svg:y="8.427cm" svg:viewBox="0 0 1194 998" draw:points="829,998 452,621 1194,621 1194,380 449,380 828,0 499,0 0,499 499,998">
          <text:p/>
        </draw:polygon>
        <draw:polygon draw:style-name="gr5" draw:text-style-name="P5" draw:layer="layout" svg:width="1.139cm" svg:height="1.044cm" svg:x="12.026cm" svg:y="15.249cm" svg:viewBox="0 0 1140 1045" draw:points="959,911 462,720 1140,418 1041,197 361,500 553,0 252,134 0,791 658,1045">
          <text:p/>
        </draw:polygon>
        <draw:frame draw:style-name="gr6" draw:text-style-name="P6" draw:layer="layout" svg:width="3.439cm" svg:height="2.88cm" svg:x="1.689cm" svg:y="17.063cm">
          <draw:text-box>
            <text:p text:style-name="P1"><text:span text:style-name="T2">05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5</text:span></text:p>
          </draw:text-box>
        </draw:frame>
        <draw:custom-shape draw:style-name="gr8" draw:text-style-name="P9" draw:layer="layout" svg:width="9.288cm" svg:height="2.607cm" draw:transform="rotate (-0.0122173047639598) translate (2.165cm 4.964cm)">
          <text:p text:style-name="P8"><text:span text:style-name="T4">hede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10.823cm" svg:height="2.599cm" draw:transform="rotate (0.42481313993542) translate (8.277cm 13.697cm)">
          <text:p text:style-name="P8"><text:span text:style-name="T4">tehlik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3" draw:text-style-name="P3" draw:layer="measurelines" svg:width="0.888cm" svg:height="0.807cm" svg:x="13.865cm" svg:y="10.76cm" svg:viewBox="0 0 889 808" svg:d="M444 808c246 0 445-182 445-405 0-222-199-403-445-403-245 0-444 181-444 403 0 223 199 405 444 405z">
          <text:p/>
        </draw:path>
        <draw:path draw:style-name="gr10" draw:text-style-name="P4" draw:layer="layout" svg:width="1.103cm" svg:height="1.085cm" draw:transform="rotate (-0.397760536529508) translate (6.537427807977cm 5.93557180476231cm)" svg:viewBox="0 0 1104 1086" svg:d="M0 327l1104 410M354 1086l453-1086">
          <text:p/>
        </draw:path>
      </draw:page>
      <draw:page draw:name="page2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774cm" svg:y="3.7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14" draw:text-style-name="P13" draw:layer="layout" svg:width="8.511cm" svg:height="0.581cm" svg:x="7.105cm" svg:y="1.68cm">
          <draw:text-box>
            <text:p text:style-name="P1"><text:span text:style-name="T5">Problem: Tehlike Güncelle</text:span></text:p>
          </draw:text-box>
        </draw:frame>
        <draw:frame draw:style-name="gr15" draw:text-style-name="P14" draw:layer="layout" svg:width="17.02cm" svg:height="0.437cm" svg:x="2.122cm" svg:y="2.586cm">
          <draw:text-box>
            <text:p text:style-name="P1"><text:span text:style-name="T6">Talimatlar: </text:span><text:span text:style-name="T7">Tasarım Reçetesi’ni kullanarak ’tehlike-güncelle’ adında bir fonksiyon yazınız. </text:span></text:p>
          </draw:text-box>
        </draw:frame>
        <draw:frame draw:style-name="gr16" draw:text-style-name="P14" draw:layer="layout" svg:width="16.834cm" svg:height="0.873cm" svg:x="2.122cm" svg:y="2.957cm">
          <draw:text-box>
            <text:p text:style-name="P1"><text:span text:style-name="T7">Fonksiyon ‘tehlike’nin x-koordinatını </text:span><text:span text:style-name="T7">alsın ve bir sonraki x-koordinatını (bir </text:span><text:span text:style-name="T7">öncekinden 50 </text:span></text:p>
            <text:p text:style-name="P1"><text:span text:style-name="T7">piksel sola) üretsin.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</text:span><text:span text:style-name="T8">at ve </text:span><text:span text:style-name="T8">Amaç </text:span><text:span text:style-name="T8">Açıkla</text:span><text:span text:style-name="T8">ması</text:span></text:p>
          </draw:text-box>
        </draw:frame>
        <draw:frame draw:style-name="gr18" draw:text-style-name="P16" draw:layer="layout" svg:width="5.099cm" svg:height="0.352cm" svg:x="1.875cm" svg:y="4.863cm">
          <draw:text-box>
            <text:p text:style-name="P1"><text:span text:style-name="T9">H</text:span><text:span text:style-name="T9">e</text:span><text:span text:style-name="T9">r </text:span><text:span text:style-name="T9">k</text:span><text:span text:style-name="T9">o</text:span><text:span text:style-name="T9">n</text:span><text:span text:style-name="T9">t</text:span><text:span text:style-name="T9">r</text:span><text:span text:style-name="T9">a</text:span><text:span text:style-name="T9">t </text:span><text:span text:style-name="T9">ü</text:span><text:span text:style-name="T9">ç </text:span><text:span text:style-name="T9">b</text:span><text:span text:style-name="T9">ö</text:span><text:span text:style-name="T9">l</text:span><text:span text:style-name="T9">ü</text:span><text:span text:style-name="T9">m</text:span><text:span text:style-name="T9">d</text:span><text:span text:style-name="T9">e</text:span><text:span text:style-name="T9">n </text:span><text:span text:style-name="T9">o</text:span><text:span text:style-name="T9">l</text:span><text:span text:style-name="T9">u</text:span><text:span text:style-name="T9">ş</text:span><text:span text:style-name="T9">u</text:span><text:span text:style-name="T9">r.</text:span><text:span text:style-name="T9">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23" draw:text-style-name="P16" draw:layer="layout" svg:width="10.001cm" svg:height="0.352cm" svg:x="1.875cm" svg:y="8.978cm">
          <draw:text-box>
            <text:p text:style-name="P1"><text:span text:style-name="T9">B</text:span><text:span text:style-name="T9">ir</text:span><text:span text:style-name="T9">k</text:span><text:span text:style-name="T9">a</text:span><text:span text:style-name="T9">ç </text:span><text:span text:style-name="T9">ö</text:span><text:span text:style-name="T9">r</text:span><text:span text:style-name="T9">n</text:span><text:span text:style-name="T9">e</text:span><text:span text:style-name="T9">k </text:span><text:span text:style-name="T9">y</text:span><text:span text:style-name="T9">a</text:span><text:span text:style-name="T9">z</text:span><text:span text:style-name="T9">ı</text:span><text:span text:style-name="T9">p</text:span><text:span text:style-name="T9">, </text:span><text:span text:style-name="T9">d</text:span><text:span text:style-name="T9">e</text:span><text:span text:style-name="T9">ğ</text:span><text:span text:style-name="T9">i</text:span><text:span text:style-name="T9">ş</text:span><text:span text:style-name="T9">e</text:span><text:span text:style-name="T9">n</text:span><text:span text:style-name="T9">l</text:span><text:span text:style-name="T9">e</text:span><text:span text:style-name="T9">ri </text:span><text:span text:style-name="T9">y</text:span><text:span text:style-name="T9">u</text:span><text:span text:style-name="T9">v</text:span><text:span text:style-name="T9">a</text:span><text:span text:style-name="T9">rl</text:span><text:span text:style-name="T9">a</text:span><text:span text:style-name="T9">k </text:span><text:span text:style-name="T9">i</text:span><text:span text:style-name="T9">ç</text:span><text:span text:style-name="T9">i</text:span><text:span text:style-name="T9">n</text:span><text:span text:style-name="T9">e </text:span><text:span text:style-name="T9">a</text:span><text:span text:style-name="T9">l</text:span><text:span text:style-name="T9">a</text:span><text:span text:style-name="T9">r</text:span><text:span text:style-name="T9">a</text:span><text:span text:style-name="T9">k </text:span><text:span text:style-name="T9">i</text:span><text:span text:style-name="T9">ş</text:span><text:span text:style-name="T9">a</text:span><text:span text:style-name="T9">r</text:span><text:span text:style-name="T9">e</text:span><text:span text:style-name="T9">tl</text:span><text:span text:style-name="T9">e</text:span><text:span text:style-name="T9">y</text:span><text:span text:style-name="T9">i</text:span><text:span text:style-name="T9">n</text:span><text:span text:style-name="T9">i</text:span><text:span text:style-name="T9">z</text:span><text:span text:style-name="T9">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</text:span><text:span text:style-name="T10">Ö</text:span><text:span text:style-name="T10">R</text:span><text:span text:style-name="T10">N</text:span><text:span text:style-name="T10">E</text:span><text:span text:style-name="T10">K</text:span><text:span text:style-name="T10">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</text:span><text:span text:style-name="T10">Ö</text:span><text:span text:style-name="T10">R</text:span><text:span text:style-name="T10">N</text:span><text:span text:style-name="T10">E</text:span><text:span text:style-name="T10">K</text:span><text:span text:style-name="T10">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verilen isimleri yazınız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8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29" draw:text-style-name="P17" draw:layer="layout" svg:width="1.225cm" svg:height="0.255cm" svg:x="9.782cm" svg:y="6.221cm">
          <draw:text-box>
            <text:p text:style-name="P1"><text:span text:style-name="T13">Girdi(ler)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0" draw:text-style-name="P17" draw:layer="layout" svg:width="1.209cm" svg:height="0.255cm" svg:x="16.946cm" svg:y="6.221cm">
          <draw:text-box>
            <text:p text:style-name="P1"><text:span text:style-name="T13">Çıktı(lar)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1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8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2" draw:text-style-name="P17" draw:layer="layout" svg:width="0.942cm" svg:height="0.255cm" svg:x="8.58cm" svg:y="10.336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3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8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2" draw:text-style-name="P17" draw:layer="layout" svg:width="0.942cm" svg:height="0.255cm" svg:x="8.58cm" svg:y="11.649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3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8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34" draw:text-style-name="P17" draw:layer="layout" svg:width="1.276cm" svg:height="0.255cm" svg:x="8.27cm" svg:y="14.451cm">
          <draw:text-box>
            <text:p text:style-name="P1"><text:span text:style-name="T13">değişkenler</text:span></text:p>
          </draw:text-box>
        </draw:frame>
        <draw:frame draw:style-name="gr35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6</text:span></text:p>
          </draw:text-box>
        </draw:frame>
      </draw:page>
      <draw:page draw:name="page3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36" draw:text-style-name="P13" draw:layer="layout" svg:width="8.278cm" svg:height="0.581cm" svg:x="7.266cm" svg:y="1.68cm">
          <draw:text-box>
            <text:p text:style-name="P1"><text:span text:style-name="T5">Problemi: Hedef Güncelle</text:span></text:p>
          </draw:text-box>
        </draw:frame>
        <draw:frame draw:style-name="gr37" draw:text-style-name="P14" draw:layer="layout" svg:width="16.867cm" svg:height="0.873cm" svg:x="2.122cm" svg:y="2.786cm">
          <draw:text-box>
            <text:p text:style-name="P1"><text:span text:style-name="T6">Talimatlar: </text:span><text:span text:style-name="T7">‘Hedef’in x-koordinatını alan ve bir sonraki x-koordinatını (bir öncekinden 50 </text:span></text:p>
            <text:p text:style-name="P1"><text:span text:style-name="T7">piksel sağa) üreten, ‘hedef-güncelle’ isimli bir fonksiyon yazınız. 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Açıklaması</text:span></text:p>
          </draw:text-box>
        </draw:frame>
        <draw:frame draw:style-name="gr18" draw:text-style-name="P16" draw:layer="layout" svg:width="5.09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38" draw:text-style-name="P16" draw:layer="layout" svg:width="10.099cm" svg:height="0.352cm" svg:x="1.875cm" svg:y="8.978cm">
          <draw:text-box>
            <text:p text:style-name="P1"><text:span text:style-name="T9">Birkaç örnek yazıp, değişenleri yuvarlak içine alarak işaretleyiniz.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ÖRNEK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ÖRNEK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verilen isimleri yazınız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8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29" draw:text-style-name="P17" draw:layer="layout" svg:width="1.225cm" svg:height="0.255cm" svg:x="9.782cm" svg:y="6.221cm">
          <draw:text-box>
            <text:p text:style-name="P1"><text:span text:style-name="T13">Girdi(ler)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0" draw:text-style-name="P17" draw:layer="layout" svg:width="1.209cm" svg:height="0.255cm" svg:x="16.946cm" svg:y="6.221cm">
          <draw:text-box>
            <text:p text:style-name="P1"><text:span text:style-name="T13">Çıktı(lar)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1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8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2" draw:text-style-name="P17" draw:layer="layout" svg:width="0.942cm" svg:height="0.255cm" svg:x="8.58cm" svg:y="10.336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3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7cm" svg:x="7.327cm" svg:y="10.864cm" svg:viewBox="0 0 3298 671" draw:points="0,0 3298,0 3298,671 0,671">
          <text:p/>
        </draw:polygon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8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2" draw:text-style-name="P17" draw:layer="layout" svg:width="0.942cm" svg:height="0.255cm" svg:x="8.58cm" svg:y="11.649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3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8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39" draw:text-style-name="P17" draw:layer="layout" svg:width="1.446cm" svg:height="0.255cm" svg:x="8.27cm" svg:y="14.451cm">
          <draw:text-box>
            <text:p text:style-name="P1"><text:span text:style-name="T13">değişken(ler)</text:span></text:p>
          </draw:text-box>
        </draw:frame>
        <draw:frame draw:style-name="gr35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5T18:49:30.900985567</dc:date>
    <meta:editing-duration>PT44M26S</meta:editing-duration>
    <meta:editing-cycles>12</meta:editing-cycles>
    <meta:generator>LibreOffice/6.0.6.2$Linux_X86_64 LibreOffice_project/00m0$Build-2</meta:generator>
    <meta:document-statistic meta:object-count="153"/>
  </office:meta>
</office:document-meta>
</file>